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896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221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9.117cm"/>
    </style:style>
    <style:style style:name="gr25" style:family="graphic" style:parent-style-name="standard">
      <style:graphic-properties draw:textarea-horizontal-align="justify" draw:textarea-vertical-align="middle" draw:auto-grow-height="false" fo:min-height="1.927cm" fo:min-width="9.222cm"/>
    </style:style>
    <style:style style:name="gr26" style:family="graphic" style:parent-style-name="standard">
      <style:graphic-properties draw:fill-color="#ff0000" draw:textarea-horizontal-align="justify" draw:textarea-vertical-align="middle" draw:auto-grow-height="false" fo:min-height="1.185cm" fo:min-width="8.377cm"/>
    </style:style>
    <style:style style:name="gr27" style:family="graphic" style:parent-style-name="objectwithoutfill">
      <style:graphic-properties svg:stroke-width="0.051cm" svg:stroke-color="#ff0000" draw:marker-start="" draw:marker-start-width="0.356cm" draw:marker-end="Symmetric_20_Arrow" draw:marker-end-width="0.457cm" draw:fill="none" draw:textarea-vertical-align="middle" fo:padding-top="0.151cm" fo:padding-bottom="0.151cm" fo:padding-left="0.276cm" fo:padding-right="0.276cm"/>
    </style:style>
    <style:style style:name="gr28" style:family="graphic" style:parent-style-name="standard">
      <style:graphic-properties draw:stroke="none" svg:stroke-color="#000000" draw:fill="solid" draw:fill-color="#ccffff" draw:opacity="52%" draw:textarea-horizontal-align="left" draw:auto-grow-height="true" draw:auto-grow-width="false" fo:min-height="2.134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color="#ff0000"/>
      <style:paragraph-properties fo:text-align="center"/>
      <style:text-properties fo:font-size="10pt" style:font-size-asian="18pt" style:font-size-complex="18pt"/>
    </style:style>
    <style:style style:name="P11"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1001_01100_00002_nircam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Direct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2cm" svg:y1="9.997cm" svg:x2="5.779cm" svg:y2="11.267cm" draw:start-shape="id3" draw:start-glue-point="2" draw:end-shape="id4" draw:end-glue-point="5" svg:d="M12422 9997v635h-6643v635" svg:viewBox="0 0 6644 1271">
          <text:p/>
        </draw:connector>
        <draw:custom-shape draw:style-name="gr5" draw:text-style-name="P5" xml:id="id3" draw:id="id3" draw:layer="layout" svg:width="4.488cm" svg:height="0.953cm" svg:x="10.178cm" svg:y="9.044cm">
          <text:p text:style-name="P1"><text:span text:style-name="T4">calwebb_detector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Direct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Direct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74cm" svg:y="14.76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74cm" svg:y2="14.763cm" draw:start-shape="id4" draw:start-glue-point="7" draw:end-shape="id8" draw:end-glue-point="6" svg:d="M5779 14213v550h6695" svg:viewBox="0 0 6696 551">
          <text:p/>
        </draw:connector>
        <draw:connector draw:style-name="gr4" draw:text-style-name="P4" draw:layer="layout" svg:x1="16.59cm" svg:y1="14.768cm" svg:x2="13.744cm" svg:y2="14.763cm" draw:start-shape="id9" draw:start-glue-point="5" draw:end-shape="id8" draw:end-glue-point="8" svg:d="M16590 14768h-1423v-5h-1423" svg:viewBox="0 0 2847 6">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109cm" svg:y1="16.033cm" svg:x2="13.109cm" svg:y2="17.084cm" draw:start-shape="id8" draw:start-glue-point="4" draw:end-shape="id10" draw:end-glue-point="0" svg:d="M13109 16033v1051" svg:viewBox="0 0 1 1052">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73cm" svg:y="19.5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73cm" svg:y2="19.592cm" draw:start-shape="id11" draw:start-glue-point="8" draw:end-shape="id12" draw:end-glue-point="6" svg:d="M9822 19607h1326v-15h1325" svg:viewBox="0 0 2652 16">
          <text:p/>
        </draw:connector>
        <draw:connector draw:style-name="gr4" draw:text-style-name="P4" draw:layer="layout" svg:x1="16.464cm" svg:y1="19.598cm" svg:x2="13.743cm" svg:y2="19.592cm" draw:start-shape="id13" draw:start-glue-point="5" draw:end-shape="id12" draw:end-glue-point="8" svg:d="M16464 19598h-1360v-6h-1361" svg:viewBox="0 0 2722 7">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1cm" draw:start-shape="id4" draw:start-glue-point="6" draw:end-shape="id16" draw:end-glue-point="6" svg:d="M1667 12740h-501v15751h11227" svg:viewBox="0 0 11228 15752">
          <text:p/>
        </draw:connector>
        <draw:connector draw:style-name="gr4" draw:text-style-name="P4" draw:layer="layout" svg:x1="13.108cm" svg:y1="20.862cm" svg:x2="13.108cm" svg:y2="21.799cm" draw:start-shape="id12" draw:start-glue-point="4" draw:end-shape="id14" draw:end-glue-point="0" svg:d="M13108 20862v937" svg:viewBox="0 0 1 938">
          <text:p/>
        </draw:connector>
        <draw:custom-shape draw:style-name="gr11" draw:text-style-name="P7" draw:layer="layout" svg:width="1.27cm" svg:height="1.271cm" svg:x="18.392cm" svg:y="1.75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71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Direct Image</text:span></text:p>
          <text:p text:style-name="P1"><text:span text:style-name="T2"/></text:p>
          <text:p text:style-name="P1"><text:span text:style-name="T2">jw99999-o001_t001_nircam_f227w-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1001_01100_00002_nircam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2cm" svg:y2="9.044cm" draw:start-shape="id2" draw:start-glue-point="8" draw:end-shape="id3" draw:end-glue-point="0" svg:d="M9891 8317h2531v727" svg:viewBox="0 0 2532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8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38cm" svg:y="35.10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1cm" draw:start-shape="id18" draw:start-glue-point="5" draw:end-shape="id16" draw:end-glue-point="8" svg:d="M16705 28494h-1520v-3h-1522" svg:viewBox="0 0 3043 4">
          <text:p/>
        </draw:connector>
        <draw:connector draw:style-name="gr4" draw:text-style-name="P4" draw:layer="layout" svg:x1="16.567cm" svg:y1="35.116cm" svg:x2="13.708cm" svg:y2="35.111cm" draw:start-shape="id19" draw:start-glue-point="5" draw:end-shape="id20" draw:end-glue-point="8" svg:d="M16567 35116h-1429v-5h-1430" svg:viewBox="0 0 2860 6">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1cm" svg:x2="13.028cm" svg:y2="30.584cm" draw:start-shape="id16" draw:start-glue-point="4" draw:end-shape="id21" draw:end-glue-point="0" svg:d="M13028 29761v823" svg:viewBox="0 0 1 824">
          <text:p/>
        </draw:connector>
        <draw:connector draw:style-name="gr4" draw:text-style-name="P4" draw:layer="layout" svg:x1="5.701cm" svg:y1="34.419cm" svg:x2="12.438cm" svg:y2="35.111cm" draw:start-shape="id22" draw:start-glue-point="7" draw:end-shape="id20" draw:end-glue-point="6" svg:d="M5701 34419v692h6737" svg:viewBox="0 0 6738 693">
          <text:p/>
        </draw:connector>
        <draw:connector draw:style-name="gr4" draw:text-style-name="P4" draw:layer="layout" svg:x1="13.073cm" svg:y1="36.381cm" svg:x2="13.073cm" svg:y2="37.562cm" draw:start-shape="id20" draw:start-glue-point="4" draw:end-shape="id23" draw:end-glue-point="0" svg:d="M13073 36381v1181" svg:viewBox="0 0 1 1182">
          <text:p/>
        </draw:connector>
        <draw:connector draw:style-name="gr4" draw:text-style-name="P4" draw:layer="layout" svg:x1="10.825cm" svg:y1="38.038cm" svg:x2="6.338cm" svg:y2="39.146cm" draw:start-shape="id23" draw:start-glue-point="3" draw:end-shape="id24" draw:end-glue-point="5" svg:d="M10825 38038h-4487v1108" svg:viewBox="0 0 4488 1109">
          <text:p/>
        </draw:connector>
        <draw:connector draw:style-name="gr4" draw:text-style-name="P4" draw:layer="layout" svg:x1="10.825cm" svg:y1="38.038cm" svg:x2="16.321cm" svg:y2="39.612cm" draw:start-shape="id23" draw:start-glue-point="3" draw:end-shape="id25" draw:end-glue-point="5" svg:d="M10825 38038h-502v1026h5998v548" svg:viewBox="0 0 5999 1575">
          <text:p/>
        </draw:connector>
        <draw:custom-shape draw:style-name="gr21" draw:text-style-name="P2" xml:id="id18" draw:id="id18" draw:layer="layout" svg:width="9.422cm" svg:height="1.588cm" svg:x="16.705cm" svg:y="27.7cm">
          <text:p text:style-name="P1"><text:span text:style-name="T1">Level2 Grism Spectral Association</text:span></text:p>
          <text:p text:style-name="P1"><text:span text:style-name="T2"/></text:p>
          <text:p text:style-name="P1"><text:span text:style-name="T2">jw99999-o001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Grism Spectral Exposures</text:span></text:p>
          <text:p text:style-name="P1"><text:span text:style-name="T2"/></text:p>
          <text:p text:style-name="P1"><text:span text:style-name="T2">jw99999001001_01100_00002_nircam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Grism Spectral Association</text:span></text:p>
          <text:p text:style-name="P1"><text:span text:style-name="T2"/></text:p>
          <text:p text:style-name="P1"><text:span text:style-name="T2">jw99999-o001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9.616cm" svg:height="2.468cm" svg:x="11.513cm" svg:y="39.612cm">
          <text:p text:style-name="P1"><text:span text:style-name="T1">Level 2c Spectral</text:span></text:p>
          <text:p text:style-name="P1"><text:span text:style-name="T2"/></text:p>
          <text:p text:style-name="P1"><text:span text:style-name="T2">jw99999-o002_s00001_nircam_f250m-f070w-grismr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9.721cm" svg:height="2.928cm" svg:x="1.477cm" svg:y="39.146cm">
          <text:p text:style-name="P1"><text:span text:style-name="T1">Level 3 Grism Spectral</text:span></text:p>
          <text:p text:style-name="P1"><text:span text:style-name="T2"/></text:p>
          <text:p text:style-name="P1"><text:span text:style-name="T2">jw99999-o002_s00001_nircam_f250m-f070w-grismr_s2d.fits</text:span></text:p>
          <text:p text:style-name="P1"><text:span text:style-name="T2">jw99999-o002_s00001_nircam_f250m-f070w-grismr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10" xml:id="id26" draw:id="id26" draw:layer="layout" svg:width="8.876cm" svg:height="1.828cm" svg:x="5.618cm" svg:y="26.048cm">
          <text:p text:style-name="P1"><text:span text:style-name="T1">Catalog</text:span></text:p>
          <text:p text:style-name="P1"><text:span text:style-name="T2"/></text:p>
          <text:p text:style-name="P1"><text:span text:style-name="T2">jw99999-o001_t001_nircam_f227w-f090w_cat.ecsv</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7" draw:text-style-name="P4" draw:layer="layout" svg:x1="10.795cm" svg:y1="22.275cm" svg:x2="10.056cm" svg:y2="26.048cm" draw:start-shape="id14" draw:start-glue-point="3" draw:end-shape="id26" draw:end-glue-point="5" svg:d="M10795 22275h-739v3773" svg:viewBox="0 0 740 3774">
          <text:p/>
        </draw:connector>
        <draw:connector draw:style-name="gr27" draw:text-style-name="P4" draw:layer="layout" svg:x1="5.618cm" svg:y1="26.962cm" svg:x2="5.116cm" svg:y2="28.494cm" draw:start-shape="id26" draw:start-glue-point="6" svg:d="M5618 26962h-501v1532h-1" svg:viewBox="0 0 503 1533">
          <text:p/>
        </draw:connector>
        <draw:frame draw:style-name="gr28" draw:text-style-name="P11" draw:layer="layout" svg:width="8.56cm" svg:height="2.384cm" svg:x="1cm" svg:y="1cm">
          <draw:text-box>
            <text:p>Wide Field Slitless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20-05-27T09:52:03.769458035</dc:date>
    <meta:editing-duration>PT23H44M40S</meta:editing-duration>
    <meta:editing-cycles>17</meta:editing-cycles>
    <meta:generator>LibreOffice/6.0.5.2$MacOSX_X86_64 LibreOffice_project/54c8cbb85f300ac59db32fe8a675ff7683cd5a16</meta:generator>
    <meta:print-date>2017-07-20T11:28:11.240390000</meta:print-date>
    <meta:document-statistic meta:object-count="60"/>
  </office:meta>
</office:document-meta>
</file>